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2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3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4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5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6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7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8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CMS :</text:p>
      <text:p text:style-name="P2">Fin de projet = mercredi 26 janvier 2022 à 9h</text:p>
      <text:p text:style-name="P3"/>
      <text:list xml:id="list2158348752580239925" text:style-name="L1">
        <text:list-header>
          <text:p text:style-name="P10"/>
        </text:list-header>
      </text:list>
      <text:p text:style-name="P5">TOP 5 JOUEURS DE L'HISTOIRE DE L'OM :</text:p>
      <text:list xml:id="list1294272449236932209" text:style-name="L2">
        <text:list-item>
          <text:p text:style-name="P11">Jean-Pierre Papin</text:p>
          <text:p text:style-name="P11">surnommé JPP, international Français, attaquant redoutable connu pour ses reprises de volé et retournés acrobatiques spectaculaire</text:p>
        </text:list-item>
        <text:list-item>
          <text:p text:style-name="P11">Gunnar Andersson</text:p>
          <text:p text:style-name="P11">joueur suédois, connu pour ses nombreux buts et sa finition, surnommé « monsieur 50% » car marquait la moitié des buts de son équipe</text:p>
        </text:list-item>
        <text:list-item>
          <text:p text:style-name="P11">Didier Deschamps</text:p>
          <text:p text:style-name="P11">Désormais sélectionneur de l'Équipe de France, milieu défensif légendaire de l'om, leader naturel (était capitaine), connu pour mental d'acier et qualités défensives excellentes</text:p>
        </text:list-item>
        <text:list-item>
          <text:p text:style-name="P11">Chris Waddle</text:p>
          <text:p text:style-name="P11">international anglais, réputé pour ses dribbles et accélérations ainsi que sa classe sur le terrain</text:p>
        </text:list-item>
        <text:list-item>
          <text:p text:style-name="P11">Basile Boli</text:p>
          <text:p text:style-name="P11">célèbre défenseur central robuste et puissant, international français, doté d'un mental à toutes épreuves qu'il aura garder toutes sa carrière</text:p>
        </text:list-item>
      </text:list>
      <text:p text:style-name="P3"/>
      <text:p text:style-name="P3"/>
      <text:p text:style-name="P5">OM ESPORT :</text:p>
      <text:p text:style-name="P5"/>
      <text:p text:style-name="P3">OM s'est lancé dans l'esport à travers une collaboration avec la structure Grizi Esport créer par Antoine Griezmann.</text:p>
      <text:p text:style-name="P3">Collaboration qui permettra à l'OM d'organiser des activités online et physique avec ses fans à Marseille, en France et à travers le monde.</text:p>
      <text:p text:style-name="P3">Au niveau compétitif, les 2 joueurs fifa de la structure représenteront l'OM lors des différentes compétitions internationales dont la eLigue1 qui est organisé par EA SPORTS et la Ligue Française de Football</text:p>
      <text:p text:style-name="P3"/>
      <text:p text:style-name="P3"/>
      <text:p text:style-name="P5">PALMARÈS :</text:p>
      <text:list xml:id="list7064173223274295796" text:style-name="L3">
        <text:list-item>
          <text:p text:style-name="P12">Ligue des Champions → 1993 (seule équipe française)</text:p>
        </text:list-item>
        <text:list-item>
          <text:p text:style-name="P12">Championnat de France → 1929-37-48-71-72-89-90-91-92-93 et 2010</text:p>
        </text:list-item>
        <text:list-item>
          <text:p text:style-name="P12">Coupe de France → 1924-26-27-35-38-43-69-72-76-89</text:p>
        </text:list-item>
        <text:list-item>
          <text:p text:style-name="P12">Coupe de la Ligue → 2010-11-12</text:p>
        </text:list-item>
        <text:list-item>
          <text:p text:style-name="P12">Trophée des Champions → 2010-11</text:p>
        </text:list-item>
        <text:list-item>
          <text:p text:style-name="P12">Coupe Gamberdella → 1979</text:p>
        </text:list-item>
        <text:list-item>
          <text:p text:style-name="P12">Coupe Intertoto → 2005</text:p>
        </text:list-item>
        <text:list-item>
          <text:p text:style-name="P12">Championnat de France de Ligue 2 → 1995</text:p>
        </text:list-item>
      </text:list>
      <text:p text:style-name="P7"/>
      <text:p text:style-name="P7"><text:soft-page-break/></text:p>
      <text:p text:style-name="P5">EFFECTIF :</text:p>
      <text:p text:style-name="P5"/>
      <text:p text:style-name="Standard"><text:span text:style-name="T3">Gardiens </text:span><text:span text:style-name="T2">:</text:span></text:p>
      <text:list xml:id="list6469373546004623971" text:style-name="L4">
        <text:list-item>
          <text:p text:style-name="P13">Steve Mandanda</text:p>
        </text:list-item>
        <text:list-item>
          <text:p text:style-name="P13">Pau Lopez</text:p>
        </text:list-item>
        <text:list-item>
          <text:p text:style-name="P13">Simon N'gapandouetnbu</text:p>
        </text:list-item>
        <text:list-item>
          <text:p text:style-name="P13">Manuel Nazaretian</text:p>
        </text:list-item>
      </text:list>
      <text:p text:style-name="P6">Défenseurs :</text:p>
      <text:list xml:id="list3591995850531603761" text:style-name="L5">
        <text:list-item>
          <text:p text:style-name="P14">William Saliba</text:p>
        </text:list-item>
        <text:list-item>
          <text:p text:style-name="P14">Álvaro González</text:p>
        </text:list-item>
        <text:list-item>
          <text:p text:style-name="P14">Boubacar Kamara</text:p>
        </text:list-item>
        <text:list-item>
          <text:p text:style-name="P14">Leonardo Balerdi</text:p>
        </text:list-item>
        <text:list-item>
          <text:p text:style-name="P14">Luan Peres Petroni</text:p>
        </text:list-item>
        <text:list-item>
          <text:p text:style-name="P14">Duje Caleta-Car</text:p>
        </text:list-item>
        <text:list-item>
          <text:p text:style-name="P14">Jordan Amavi</text:p>
        </text:list-item>
        <text:list-item>
          <text:p text:style-name="P14">Pol Lirola</text:p>
        </text:list-item>
        <text:list-item>
          <text:p text:style-name="P14">Aaron Kamardin</text:p>
        </text:list-item>
        <text:list-item>
          <text:p text:style-name="P14">Joakim Kada</text:p>
        </text:list-item>
        <text:list-item>
          <text:p text:style-name="P14">Amay Caprice</text:p>
        </text:list-item>
      </text:list>
      <text:p text:style-name="P7"/>
      <text:p text:style-name="P6">MILIEUX :</text:p>
      <text:list xml:id="list5641471814527390264" text:style-name="L6">
        <text:list-item>
          <text:p text:style-name="P15">Mattéo Guendouzi</text:p>
        </text:list-item>
        <text:list-item>
          <text:p text:style-name="P15">Amin Harit</text:p>
        </text:list-item>
        <text:list-item>
          <text:p text:style-name="P15">Gerson Santos Da Silva</text:p>
        </text:list-item>
        <text:list-item>
          <text:p text:style-name="P15">Dimitri Payet</text:p>
        </text:list-item>
        <text:list-item>
          <text:p text:style-name="P15">Valentin Rongier</text:p>
        </text:list-item>
        <text:list-item>
          <text:p text:style-name="P15">Pape Gueye</text:p>
        </text:list-item>
        <text:list-item>
          <text:p text:style-name="P15">Oussama Targhalline</text:p>
        </text:list-item>
        <text:list-item>
          <text:p text:style-name="P15">Franco Tongya</text:p>
        </text:list-item>
        <text:list-item>
          <text:p text:style-name="P15">Ugo Bertelli</text:p>
        </text:list-item>
        <text:list-item>
          <text:p text:style-name="P15">Paolo Sciortino</text:p>
        </text:list-item>
        <text:list-item>
          <text:p text:style-name="P15">Jorès Rahou</text:p>
        </text:list-item>
        <text:list-item>
          <text:p text:style-name="P15">Bilal Nadir</text:p>
        </text:list-item>
        <text:list-item>
          <text:p text:style-name="P15">Cheick Souaré</text:p>
        </text:list-item>
      </text:list>
      <text:p text:style-name="P7"/>
      <text:p text:style-name="P6">ATTAQUANTS :</text:p>
      <text:list xml:id="list1782982416441063561" text:style-name="L7">
        <text:list-item>
          <text:p text:style-name="P16">Arkadiusz Milik</text:p>
        </text:list-item>
        <text:list-item>
          <text:p text:style-name="P16">Luis Henrique Tomaz De Lima</text:p>
        </text:list-item>
        <text:list-item>
          <text:p text:style-name="P16">Bamba Dieng</text:p>
        </text:list-item>
        <text:list-item>
          <text:p text:style-name="P16">Cengiz Ünder</text:p>
        </text:list-item>
        <text:list-item>
          <text:p text:style-name="P16">Konrad De La Fuente</text:p>
        </text:list-item>
        <text:list-item>
          <text:p text:style-name="P16"><text:soft-page-break/>Salim Ben Seghir</text:p>
        </text:list-item>
        <text:list-item>
          <text:p text:style-name="P16">Esey Gebreyesus</text:p>
        </text:list-item>
        <text:list-item>
          <text:p text:style-name="P16">Aylan Benyahia Tani</text:p>
        </text:list-item>
      </text:list>
      <text:p text:style-name="P7"/>
      <text:p text:style-name="P6">ENTRAÎNEUR :</text:p>
      <text:list xml:id="list7723018783911837945" text:style-name="L8">
        <text:list-item>
          <text:p text:style-name="P17">Jorge Sampaoli</text:p>
        </text:list-item>
      </text:list>
      <text:list xml:id="list1542008821" text:continue-list="list2158348752580239925" text:style-name="L1">
        <text:list-header>
          <text:p text:style-name="P10"/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1-23T13:51:05</meta:creation-date>
    <dc:date>2021-12-17T09:56:50</dc:date>
    <dc:creator>Jordan </dc:creator>
    <meta:editing-duration>PT1H41M51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3" meta:paragraph-count="69" meta:word-count="400" meta:character-count="2300"/>
  </office:meta>
</office:document-meta>
</file>